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P4" style:parent-style-name="Titel" style:family="paragraph">
      <style:text-properties fo:font-weight="bold" style:font-weight-asian="bold" fo:font-size="48pt" style:font-size-asian="48pt" style:font-size-complex="48pt"/>
    </style:style>
    <style:style style:name="P5" style:parent-style-name="Ondertitel" style:family="paragraph">
      <style:text-properties fo:font-size="28pt" style:font-size-asian="28pt" style:font-size-complex="28pt"/>
    </style:style>
    <style:style style:name="P6" style:parent-style-name="Ondertitel" style:family="paragraph">
      <style:text-properties fo:font-size="28pt" style:font-size-asian="28pt" style:font-size-complex="28pt"/>
    </style:style>
    <style:style style:name="P7" style:parent-style-name="Standaard" style:family="paragraph">
      <style:paragraph-properties fo:break-before="page"/>
    </style:style>
    <style:style style:name="TableColumn9" style:family="table-column">
      <style:table-column-properties style:column-width="1.5729in"/>
    </style:style>
    <style:style style:name="TableColumn10" style:family="table-column">
      <style:table-column-properties style:column-width="1.5729in"/>
    </style:style>
    <style:style style:name="TableColumn11" style:family="table-column">
      <style:table-column-properties style:column-width="1.5736in"/>
    </style:style>
    <style:style style:name="TableColumn12" style:family="table-column">
      <style:table-column-properties style:column-width="1.5736in"/>
    </style:style>
    <style:style style:name="Table8" style:family="table">
      <style:table-properties style:width="6.293in" fo:margin-left="0in" table:align="left"/>
    </style:style>
    <style:style style:name="TableRow13" style:family="table-row">
      <style:table-row-properties/>
    </style:style>
    <style:style style:name="TableCell14" style:family="table-cell">
      <style:table-cell-properties fo:border-top="0.0069in solid #000000" fo:border-left="0.0069in solid #000000" fo:border-bottom="none" fo:border-right="none" fo:background-color="#000000" style:writing-mode="lr-tb" fo:padding-top="0in" fo:padding-left="0.075in" fo:padding-bottom="0in" fo:padding-right="0.075in"/>
    </style:style>
    <style:style style:name="P15" style:parent-style-name="Standaard" style:family="paragraph">
      <style:paragraph-properties fo:margin-bottom="0in" fo:line-height="100%"/>
      <style:text-properties fo:font-weight="bold" style:font-weight-asian="bold" style:font-weight-complex="bold" fo:color="#FFFFFF"/>
    </style:style>
    <style:style style:name="TableCell16"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17" style:parent-style-name="Standaard" style:family="paragraph">
      <style:paragraph-properties fo:margin-bottom="0in" fo:line-height="100%"/>
      <style:text-properties fo:font-weight="bold" style:font-weight-asian="bold" style:font-weight-complex="bold" fo:color="#FFFFFF"/>
    </style:style>
    <style:style style:name="TableCell18" style:family="table-cell">
      <style:table-cell-properties fo:border-top="0.0069in solid #000000" fo:border-left="none" fo:border-bottom="none" fo:border-right="none" fo:background-color="#000000" style:writing-mode="lr-tb" fo:padding-top="0in" fo:padding-left="0.075in" fo:padding-bottom="0in" fo:padding-right="0.075in"/>
    </style:style>
    <style:style style:name="P19" style:parent-style-name="Standaard" style:family="paragraph">
      <style:paragraph-properties fo:margin-bottom="0in" fo:line-height="100%"/>
      <style:text-properties fo:font-weight="bold" style:font-weight-asian="bold" style:font-weight-complex="bold" fo:color="#FFFFFF"/>
    </style:style>
    <style:style style:name="TableCell20" style:family="table-cell">
      <style:table-cell-properties fo:border-top="0.0069in solid #000000" fo:border-left="none" fo:border-bottom="none" fo:border-right="0.0069in solid #000000" fo:background-color="#000000" style:writing-mode="lr-tb" fo:padding-top="0in" fo:padding-left="0.075in" fo:padding-bottom="0in" fo:padding-right="0.075in"/>
    </style:style>
    <style:style style:name="P21" style:parent-style-name="Standaard" style:family="paragraph">
      <style:paragraph-properties fo:margin-bottom="0in" fo:line-height="100%"/>
      <style:text-properties fo:font-weight="bold" style:font-weight-asian="bold" style:font-weight-complex="bold" fo:color="#FFFFFF"/>
    </style:style>
    <style:style style:name="TableRow22" style:family="table-row">
      <style:table-row-properties/>
    </style:style>
    <style:style style:name="TableCell23"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24" style:parent-style-name="Standaard" style:family="paragraph">
      <style:paragraph-properties fo:margin-bottom="0in" fo:line-height="100%"/>
    </style:style>
    <style:style style:name="T25" style:parent-style-name="Standaardalinea-lettertype" style:family="text">
      <style:text-properties style:font-weight-complex="bold"/>
    </style:style>
    <style:style style:name="TableCell2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7" style:parent-style-name="Standaard" style:family="paragraph">
      <style:paragraph-properties fo:margin-bottom="0in" fo:line-height="100%"/>
    </style:style>
    <style:style style:name="TableCell28" style:family="table-cell">
      <style:table-cell-properties fo:border-top="0.0069in solid #000000" fo:border-left="none" fo:border-bottom="0.0069in solid #000000" fo:border-right="none" style:writing-mode="lr-tb" fo:padding-top="0in" fo:padding-left="0.075in" fo:padding-bottom="0in" fo:padding-right="0.075in"/>
    </style:style>
    <style:style style:name="P29" style:parent-style-name="Standaard" style:family="paragraph">
      <style:paragraph-properties fo:margin-bottom="0in" fo:line-height="100%"/>
    </style:style>
    <style:style style:name="TableCell3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1" style:parent-style-name="Standaard" style:family="paragraph">
      <style:paragraph-properties fo:margin-bottom="0in" fo:line-height="100%"/>
    </style:style>
    <style:style style:name="TableRow32" style:family="table-row">
      <style:table-row-properties/>
    </style:style>
    <style:style style:name="TableCell33"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34" style:parent-style-name="Standaard" style:family="paragraph">
      <style:paragraph-properties fo:margin-bottom="0in" fo:line-height="100%"/>
    </style:style>
    <style:style style:name="T35" style:parent-style-name="Standaardalinea-lettertype" style:family="text">
      <style:text-properties style:font-weight-complex="bold"/>
    </style:style>
    <style:style style:name="TableCell36" style:family="table-cell">
      <style:table-cell-properties fo:border="none" style:writing-mode="lr-tb" fo:padding-top="0in" fo:padding-left="0.075in" fo:padding-bottom="0in" fo:padding-right="0.075in"/>
    </style:style>
    <style:style style:name="P37" style:parent-style-name="Standaard" style:family="paragraph">
      <style:paragraph-properties fo:margin-bottom="0in" fo:line-height="100%"/>
    </style:style>
    <style:style style:name="TableCell38" style:family="table-cell">
      <style:table-cell-properties fo:border="none" style:writing-mode="lr-tb" fo:padding-top="0in" fo:padding-left="0.075in" fo:padding-bottom="0in" fo:padding-right="0.075in"/>
    </style:style>
    <style:style style:name="P39" style:parent-style-name="Standaard" style:family="paragraph">
      <style:paragraph-properties fo:margin-bottom="0in" fo:line-height="100%"/>
    </style:style>
    <style:style style:name="TableCell40" style:family="table-cell">
      <style:table-cell-properties fo:border-top="none" fo:border-left="none" fo:border-bottom="none" fo:border-right="0.0069in solid #000000" style:writing-mode="lr-tb" fo:padding-top="0in" fo:padding-left="0.075in" fo:padding-bottom="0in" fo:padding-right="0.075in"/>
    </style:style>
    <style:style style:name="P41" style:parent-style-name="Standaard" style:family="paragraph">
      <style:paragraph-properties fo:margin-bottom="0in" fo:line-height="100%"/>
    </style:style>
    <style:style style:name="TableRow42" style:family="table-row">
      <style:table-row-properties/>
    </style:style>
    <style:style style:name="TableCell43" style:family="table-cell">
      <style:table-cell-properties fo:border-top="0.0069in solid #000000" fo:border-left="0.0069in solid #000000" fo:border-bottom="0.0069in solid #000000" fo:border-right="none" fo:background-color="#FFFFFF" style:writing-mode="lr-tb" fo:padding-top="0in" fo:padding-left="0.075in" fo:padding-bottom="0in" fo:padding-right="0.075in"/>
    </style:style>
    <style:style style:name="P44" style:parent-style-name="Standaard" style:family="paragraph">
      <style:paragraph-properties fo:margin-bottom="0in" fo:line-height="100%"/>
    </style:style>
    <style:style style:name="T45" style:parent-style-name="Standaardalinea-lettertype" style:family="text">
      <style:text-properties style:font-weight-complex="bold"/>
    </style:style>
    <style:style style:name="TableCell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47" style:parent-style-name="Standaard" style:family="paragraph">
      <style:paragraph-properties fo:margin-bottom="0in" fo:line-height="100%"/>
    </style:style>
    <style:style style:name="TableCell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P52" style:parent-style-name="Standaard" style:family="paragraph">
      <style:paragraph-properties fo:break-before="page"/>
    </style:style>
    <style:style style:name="P53" style:parent-style-name="Inhopg1" style:family="paragraph">
      <style:paragraph-properties>
        <style:tab-stops>
          <style:tab-stop style:type="right" style:leader-style="dotted" style:leader-text="." style:position="6.293in"/>
        </style:tab-stops>
      </style:paragraph-properties>
    </style:style>
    <style:style style:name="P54"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55" style:parent-style-name="Standaardalinea-lettertype" style:family="text">
      <style:text-properties style:font-name-asian="Times New Roman" style:language-asian="nl" style:country-asian="NL"/>
    </style:style>
    <style:style style:name="P56"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57" style:parent-style-name="Standaardalinea-lettertype" style:family="text">
      <style:text-properties style:font-name-asian="Times New Roman" style:language-asian="nl" style:country-asian="NL"/>
    </style:style>
    <style:style style:name="P58"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59" style:parent-style-name="Standaardalinea-lettertype" style:family="text">
      <style:text-properties style:font-name-asian="Times New Roman" style:language-asian="nl" style:country-asian="NL"/>
    </style:style>
    <style:style style:name="P60"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61" style:parent-style-name="Standaardalinea-lettertype" style:family="text">
      <style:text-properties style:font-name-asian="Times New Roman" style:language-asian="nl" style:country-asian="NL"/>
    </style:style>
    <style:style style:name="P62"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63" style:parent-style-name="Standaardalinea-lettertype" style:family="text">
      <style:text-properties style:font-name-asian="Times New Roman" style:language-asian="nl" style:country-asian="NL"/>
    </style:style>
    <style:style style:name="P64" style:parent-style-name="Inhopg1" style:family="paragraph">
      <style:paragraph-properties>
        <style:tab-stops>
          <style:tab-stop style:type="left" style:position="0.3055in"/>
          <style:tab-stop style:type="right" style:leader-style="dotted" style:leader-text="." style:position="6.293in"/>
        </style:tab-stops>
      </style:paragraph-properties>
    </style:style>
    <style:style style:name="T65" style:parent-style-name="Standaardalinea-lettertype" style:family="text">
      <style:text-properties style:font-name-asian="Times New Roman" style:language-asian="nl" style:country-asian="NL"/>
    </style:style>
    <style:style style:name="P66"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67" style:parent-style-name="Standaardalinea-lettertype" style:family="text">
      <style:text-properties style:font-name-asian="Times New Roman" style:language-asian="nl" style:country-asian="NL"/>
    </style:style>
    <style:style style:name="P68"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69" style:parent-style-name="Standaardalinea-lettertype" style:family="text">
      <style:text-properties style:font-name-asian="Times New Roman" style:language-asian="nl" style:country-asian="NL"/>
    </style:style>
    <style:style style:name="P70"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71" style:parent-style-name="Standaardalinea-lettertype" style:family="text">
      <style:text-properties style:font-name-asian="Times New Roman" style:language-asian="nl" style:country-asian="NL"/>
    </style:style>
    <style:style style:name="P72" style:parent-style-name="Inhopg2" style:family="paragraph">
      <style:paragraph-properties>
        <style:tab-stops>
          <style:tab-stop style:type="left" style:position="0.4583in"/>
          <style:tab-stop style:type="right" style:leader-style="dotted" style:leader-text="." style:position="6.1402in"/>
        </style:tab-stops>
      </style:paragraph-properties>
    </style:style>
    <style:style style:name="T73" style:parent-style-name="Standaardalinea-lettertype" style:family="text">
      <style:text-properties style:font-name-asian="Times New Roman" style:language-asian="nl" style:country-asian="NL"/>
    </style:style>
    <style:style style:name="P74"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75" style:parent-style-name="Standaardalinea-lettertype" style:family="text">
      <style:text-properties style:font-name-asian="Times New Roman" style:language-asian="nl" style:country-asian="NL"/>
    </style:style>
    <style:style style:name="P76" style:parent-style-name="Inhopg3" style:family="paragraph">
      <style:paragraph-properties>
        <style:tab-stops>
          <style:tab-stop style:type="left" style:position="0.6111in"/>
          <style:tab-stop style:type="right" style:leader-style="dotted" style:leader-text="." style:position="5.9875in"/>
        </style:tab-stops>
      </style:paragraph-properties>
    </style:style>
    <style:style style:name="T77" style:parent-style-name="Standaardalinea-lettertype" style:family="text">
      <style:text-properties style:font-name-asian="Times New Roman" style:language-asian="nl" style:country-asian="NL"/>
    </style:style>
    <style:style style:name="P78" style:parent-style-name="Standaard" style:family="paragraph">
      <style:paragraph-properties fo:break-before="page"/>
    </style:style>
    <style:style style:name="P79" style:parent-style-name="Kop1" style:family="paragraph"/>
    <style:style style:name="P80" style:parent-style-name="Standaard" style:family="paragraph">
      <style:paragraph-properties fo:break-before="page"/>
    </style:style>
    <style:style style:name="P81" style:parent-style-name="Kop1" style:family="paragraph"/>
    <style:style style:name="P82" style:parent-style-name="Standaard" style:family="paragraph">
      <style:paragraph-properties fo:break-before="page"/>
    </style:style>
    <style:style style:name="P83" style:parent-style-name="Kop1" style:family="paragraph"/>
    <style:style style:name="P84" style:parent-style-name="Standaard" style:family="paragraph">
      <style:text-properties fo:font-weight="bold" style:font-weight-asian="bold"/>
    </style:style>
    <style:style style:name="P85" style:parent-style-name="Lijstalinea" style:family="paragraph"/>
    <style:style style:name="P86" style:parent-style-name="Lijstalinea" style:family="paragraph"/>
    <style:style style:name="P87" style:parent-style-name="Standaard" style:family="paragraph">
      <style:text-properties fo:font-weight="bold" style:font-weight-asian="bold"/>
    </style:style>
    <style:style style:name="P88" style:parent-style-name="Lijstalinea" style:family="paragraph"/>
    <style:style style:name="P89" style:parent-style-name="Lijstalinea" style:family="paragraph"/>
    <style:style style:name="P90" style:parent-style-name="Lijstalinea" style:family="paragraph"/>
    <style:style style:name="P91" style:parent-style-name="Standaard" style:family="paragraph">
      <style:text-properties fo:font-weight="bold" style:font-weight-asian="bold"/>
    </style:style>
    <style:style style:name="P92" style:parent-style-name="Geenafstand" style:family="paragraph">
      <style:text-properties fo:font-weight="bold" style:font-weight-asian="bold"/>
    </style:style>
    <style:style style:name="P93" style:parent-style-name="Geenafstand" style:family="paragraph">
      <style:text-properties fo:font-weight="bold" style:font-weight-asian="bold"/>
    </style:style>
    <style:style style:name="P94" style:parent-style-name="Geenafstand" style:family="paragraph">
      <style:text-properties fo:font-weight="bold" style:font-weight-asian="bold"/>
    </style:style>
    <style:style style:name="P95" style:parent-style-name="Standaard" style:family="paragraph">
      <style:paragraph-properties fo:break-before="page"/>
    </style:style>
    <style:style style:name="P96" style:parent-style-name="Kop1" style:family="paragraph"/>
    <style:style style:name="P97" style:parent-style-name="Geenafstand" style:family="paragraph">
      <style:text-properties fo:font-weight="bold" style:font-weight-asian="bold"/>
    </style:style>
    <style:style style:name="P98" style:parent-style-name="Geenafstand" style:family="paragraph">
      <style:text-properties fo:font-weight="bold" style:font-weight-asian="bold" fo:language="en" fo:country="US"/>
    </style:style>
    <style:style style:name="T99" style:parent-style-name="Hyperlink" style:family="text">
      <style:text-properties fo:language="en" fo:country="US"/>
    </style:style>
    <style:style style:name="P100" style:parent-style-name="Geenafstand" style:family="paragraph">
      <style:text-properties fo:language="en" fo:country="US"/>
    </style:style>
    <style:style style:name="P101" style:parent-style-name="Geenafstand" style:family="paragraph">
      <style:text-properties fo:font-weight="bold" style:font-weight-asian="bold" fo:language="en" fo:country="US"/>
    </style:style>
    <style:style style:name="T102" style:parent-style-name="Hyperlink" style:family="text">
      <style:text-properties fo:language="en" fo:country="US"/>
    </style:style>
    <style:style style:name="P103" style:parent-style-name="Geenafstand" style:family="paragraph">
      <style:text-properties fo:language="en" fo:country="US"/>
    </style:style>
    <style:style style:name="P104" style:parent-style-name="Geenafstand" style:family="paragraph">
      <style:text-properties fo:font-weight="bold" style:font-weight-asian="bold" fo:language="en" fo:country="US"/>
    </style:style>
    <style:style style:name="T105" style:parent-style-name="Hyperlink" style:family="text">
      <style:text-properties fo:language="en" fo:country="US"/>
    </style:style>
    <style:style style:name="P106" style:parent-style-name="Geenafstand" style:family="paragraph">
      <style:text-properties fo:language="en" fo:country="US"/>
    </style:style>
    <style:style style:name="P107" style:parent-style-name="Geenafstand" style:family="paragraph">
      <style:paragraph-properties fo:break-before="page"/>
    </style:style>
    <style:style style:name="P108" style:parent-style-name="Kop1" style:family="paragraph"/>
    <style:style style:name="P109" style:parent-style-name="Geenafstand" style:family="paragraph">
      <style:text-properties fo:font-weight="bold" style:font-weight-asian="bold"/>
    </style:style>
    <style:style style:name="P110" style:parent-style-name="Geenafstand" style:family="paragraph">
      <style:text-properties fo:font-weight="bold" style:font-weight-asian="bold"/>
    </style:style>
    <style:style style:name="P111" style:parent-style-name="Geenafstand" style:family="paragraph">
      <style:text-properties fo:font-weight="bold" style:font-weight-asian="bold"/>
    </style:style>
    <style:style style:name="P112" style:parent-style-name="Geenafstand" style:family="paragraph">
      <style:text-properties fo:font-weight="bold" style:font-weight-asian="bold"/>
    </style:style>
    <style:style style:name="P113" style:parent-style-name="Geenafstand" style:family="paragraph">
      <style:text-properties fo:font-weight="bold" style:font-weight-asian="bold"/>
    </style:style>
    <style:style style:name="P114" style:parent-style-name="Geenafstand" style:family="paragraph">
      <style:text-properties fo:font-weight="bold" style:font-weight-asian="bold"/>
    </style:style>
    <style:style style:name="P115" style:parent-style-name="Geenafstand" style:family="paragraph">
      <style:paragraph-properties fo:break-before="page"/>
    </style:style>
    <style:style style:name="P116" style:parent-style-name="Kop1" style:family="paragraph"/>
    <style:style style:name="P117" style:parent-style-name="Kop2" style:family="paragraph"/>
    <style:style style:name="P118" style:parent-style-name="Kop3" style:family="paragraph"/>
    <style:style style:name="P119" style:parent-style-name="Lijstalinea" style:family="paragraph"/>
    <style:style style:name="P120" style:parent-style-name="Lijstalinea" style:family="paragraph"/>
    <style:style style:name="P121" style:parent-style-name="Kop3" style:family="paragraph"/>
    <style:style style:name="P122" style:parent-style-name="Lijstalinea" style:family="paragraph"/>
    <style:style style:name="P123" style:parent-style-name="Lijstalinea" style:family="paragraph"/>
    <style:style style:name="P124" style:parent-style-name="Standaard" style:family="paragraph">
      <style:paragraph-properties fo:break-before="page"/>
    </style:style>
    <style:style style:name="P125" style:parent-style-name="Kop2" style:family="paragraph"/>
    <style:style style:name="P126" style:parent-style-name="Kop3" style:family="paragraph"/>
    <style:style style:name="P127" style:parent-style-name="Lijstalinea" style:family="paragraph"/>
    <style:style style:name="P128" style:parent-style-name="Lijstalinea" style:family="paragraph"/>
    <style:style style:name="P129" style:parent-style-name="Kop3" style:family="paragraph"/>
    <style:style style:name="P130" style:parent-style-name="Lijstalinea" style:family="paragraph"/>
  </office:automatic-styles>
  <office:body>
    <office:text text:use-soft-page-breaks="true">
      <text:p text:style-name="P1"/>
      <text:p text:style-name="Standaard"/>
      <text:p text:style-name="P4">Implementatieplan</text:p>
      <text:p text:style-name="P5"/>
      <text:p text:style-name="P6">Project SecMon</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Opdrachtgever:<text:s/><text:tab/><text:tab/>Arnim Eijkhoudt</text:p>
      <text:p text:style-name="Standaard">Project:<text:s/><text:tab/><text:tab/><text:tab/>Project SecMon</text:p>
      <text:p text:style-name="Standaard">Auteur:<text:s/><text:tab/><text:tab/><text:tab/>Christiaan Druif</text:p>
      <text:p text:style-name="Standaard">Datum:<text:s/><text:tab/><text:tab/><text:tab/>30<text:s/>juni 2014</text:p>
      <text:p text:style-name="Standaard">Versie:<text:s/><text:tab/><text:tab/><text:tab/><text:tab/>0.3</text:p>
      <text:p text:style-name="Standaard">Status:<text:s/><text:tab/><text:tab/><text:tab/><text:tab/>Final</text:p>
      <text:p text:style-name="P7"/>
      <text:h text:style-name="Kop1" text:outline-level="1"><text:bookmark-start text:name="_Toc392098426"/><text:soft-page-break/>Versiebeheer<text:bookmark-end text:name="_Toc392098426"/></text:h>
      <text:p text:style-name="Standaard"/>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Versie</text:p>
          </table:table-cell>
          <table:table-cell table:style-name="TableCell16">
            <text:p text:style-name="P17">Datum</text:p>
          </table:table-cell>
          <table:table-cell table:style-name="TableCell18">
            <text:p text:style-name="P19">Omschrijving</text:p>
          </table:table-cell>
          <table:table-cell table:style-name="TableCell20">
            <text:p text:style-name="P21">Auteur</text:p>
          </table:table-cell>
        </table:table-row>
        <table:table-row table:style-name="TableRow22">
          <table:table-cell table:style-name="TableCell23">
            <text:p text:style-name="P24"><text:span text:style-name="T25">0.1</text:span></text:p>
          </table:table-cell>
          <table:table-cell table:style-name="TableCell26">
            <text:p text:style-name="P27">23-06-2014</text:p>
          </table:table-cell>
          <table:table-cell table:style-name="TableCell28">
            <text:p text:style-name="P29">Concept versie</text:p>
          </table:table-cell>
          <table:table-cell table:style-name="TableCell30">
            <text:p text:style-name="P31">Christiaan Druif</text:p>
          </table:table-cell>
        </table:table-row>
        <table:table-row table:style-name="TableRow32">
          <table:table-cell table:style-name="TableCell33">
            <text:p text:style-name="P34"><text:span text:style-name="T35">0.2</text:span></text:p>
          </table:table-cell>
          <table:table-cell table:style-name="TableCell36">
            <text:p text:style-name="P37">24-06-2014</text:p>
          </table:table-cell>
          <table:table-cell table:style-name="TableCell38">
            <text:p text:style-name="P39">Concept versie</text:p>
          </table:table-cell>
          <table:table-cell table:style-name="TableCell40">
            <text:p text:style-name="P41">Christiaan Druif</text:p>
          </table:table-cell>
        </table:table-row>
        <table:table-row table:style-name="TableRow42">
          <table:table-cell table:style-name="TableCell43">
            <text:p text:style-name="P44"><text:span text:style-name="T45">0.3</text:span></text:p>
          </table:table-cell>
          <table:table-cell table:style-name="TableCell46">
            <text:p text:style-name="P47">30-06-2014</text:p>
          </table:table-cell>
          <table:table-cell table:style-name="TableCell48">
            <text:p text:style-name="P49">Final versie</text:p>
          </table:table-cell>
          <table:table-cell table:style-name="TableCell50">
            <text:p text:style-name="P51">Christiaan Druif</text:p>
          </table:table-cell>
        </table:table-row>
      </table:table>
      <text:p text:style-name="Standaard"/>
      <text:p text:style-name="P52"/>
      <text:p text:style-name="Kopvaninhoudsopgave">Table of Contents</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53"><text:a xlink:href="#_Toc392098426" office:target-frame-name="_top" xlink:show="replace"><text:span text:style-name="Hyperlink">Versiebeheer</text:span><text:tab/>2</text:a></text:p>
          <text:p text:style-name="P54"><text:a xlink:href="#_Toc392098427" office:target-frame-name="_top" xlink:show="replace"><text:span text:style-name="Hyperlink">1.</text:span><text:span text:style-name="T55"><text:tab/></text:span><text:span text:style-name="Hyperlink">Inleiding</text:span><text:tab/>4</text:a></text:p>
          <text:p text:style-name="P56"><text:a xlink:href="#_Toc392098428" office:target-frame-name="_top" xlink:show="replace"><text:span text:style-name="Hyperlink">2.</text:span><text:span text:style-name="T57"><text:tab/></text:span><text:span text:style-name="Hyperlink">De applicatie</text:span><text:tab/>5</text:a></text:p>
          <text:p text:style-name="P58"><text:a xlink:href="#_Toc392098429" office:target-frame-name="_top" xlink:show="replace"><text:span text:style-name="Hyperlink">3.</text:span><text:span text:style-name="T59"><text:tab/></text:span><text:span text:style-name="Hyperlink">Requirements</text:span><text:tab/>6</text:a></text:p>
          <text:p text:style-name="P60"><text:a xlink:href="#_Toc392098430" office:target-frame-name="_top" xlink:show="replace"><text:span text:style-name="Hyperlink">4.</text:span><text:span text:style-name="T61"><text:tab/></text:span><text:span text:style-name="Hyperlink">Installatie Linux distributie</text:span><text:tab/>7</text:a></text:p>
          <text:p text:style-name="P62"><text:a xlink:href="#_Toc392098431" office:target-frame-name="_top" xlink:show="replace"><text:span text:style-name="Hyperlink">5.</text:span><text:span text:style-name="T63"><text:tab/></text:span><text:span text:style-name="Hyperlink">Installatie van SecMon</text:span><text:tab/>8</text:a></text:p>
          <text:p text:style-name="P64"><text:a xlink:href="#_Toc392098432" office:target-frame-name="_top" xlink:show="replace"><text:span text:style-name="Hyperlink">6.</text:span><text:span text:style-name="T65"><text:tab/></text:span><text:span text:style-name="Hyperlink">De productieomgeving</text:span><text:tab/>9</text:a></text:p>
          <text:p text:style-name="P66"><text:a xlink:href="#_Toc392098433" office:target-frame-name="_top" xlink:show="replace"><text:span text:style-name="Hyperlink">6.1.</text:span><text:span text:style-name="T67"><text:tab/></text:span><text:span text:style-name="Hyperlink">Situatie 1: Monitor Systeem</text:span><text:tab/>9</text:a></text:p>
          <text:p text:style-name="P68"><text:a xlink:href="#_Toc392098434" office:target-frame-name="_top" xlink:show="replace"><text:span text:style-name="Hyperlink">6.1.1.</text:span><text:span text:style-name="T69"><text:tab/></text:span><text:span text:style-name="Hyperlink">Voordelen</text:span><text:tab/>9</text:a></text:p>
          <text:p text:style-name="P70"><text:a xlink:href="#_Toc392098435" office:target-frame-name="_top" xlink:show="replace"><text:span text:style-name="Hyperlink">6.1.2.</text:span><text:span text:style-name="T71"><text:tab/></text:span><text:span text:style-name="Hyperlink">Nadelen</text:span><text:tab/>9</text:a></text:p>
          <text:p text:style-name="P72"><text:a xlink:href="#_Toc392098436" office:target-frame-name="_top" xlink:show="replace"><text:span text:style-name="Hyperlink">6.2.</text:span><text:span text:style-name="T73"><text:tab/></text:span><text:span text:style-name="Hyperlink">Situatie 2: Op een router</text:span><text:tab/>10</text:a></text:p>
          <text:p text:style-name="P74"><text:a xlink:href="#_Toc392098437" office:target-frame-name="_top" xlink:show="replace"><text:span text:style-name="Hyperlink">6.2.1.</text:span><text:span text:style-name="T75"><text:tab/></text:span><text:span text:style-name="Hyperlink">Voordelen</text:span><text:tab/>10</text:a></text:p>
          <text:p text:style-name="P76"><text:a xlink:href="#_Toc392098438" office:target-frame-name="_top" xlink:show="replace"><text:span text:style-name="Hyperlink">6.2.2.</text:span><text:span text:style-name="T77"><text:tab/></text:span><text:span text:style-name="Hyperlink">Nadelen</text:span><text:tab/>10</text:a></text:p>
        </text:index-body>
      </text:table-of-content>
      <text:p text:style-name="Standaard"/>
      <text:p text:style-name="P78"/>
      <text:list text:style-name="LFO1" text:continue-numbering="true">
        <text:list-item>
          <text:p text:style-name="P79"><text:bookmark-start text:name="_Toc392098427"/><text:soft-page-break/>Inleiding<text:bookmark-end text:name="_Toc392098427"/></text:p>
        </text:list-item>
      </text:list>
      <text:p text:style-name="Standaard"/>
      <text:p text:style-name="Standaard">Dit document bevat het<text:s/>implementatieplan voor het project SecMon. Het document heeft als doel om aan de hand van stappen uit te leggen hoe de<text:s/>applicatie<text:s/>geheel functionerend op<text:s/>een Linux distributie<text:s/>geïnstalleerd kan worden.<text:s/>Tevens worden de voor- en nadelen<text:s/>van de applicatie benoemd voor de situaties waarin de applicatie gebruikt kan worden.</text:p>
      <text:p text:style-name="P80"/>
      <text:list text:style-name="LFO1" text:continue-numbering="true">
        <text:list-item>
          <text:p text:style-name="P81"><text:bookmark-start text:name="_Toc392098428"/><text:soft-page-break/>De applicatie<text:bookmark-end text:name="_Toc392098428"/></text:p>
        </text:list-item>
      </text:list>
      <text:p text:style-name="Standaard"/>
      <text:p text:style-name="Standaard">De applicatie SecMon is een logfile parser waarbij gebruik wordt gemaakt van rule bestanden om de verschillende logfiles te parsen. De applicatie kan verschillende soorten logfiles gebruiken waaronder logfiles van<text:s/>iptables en o.a. van de Apache webserver.<text:s/>Aan de hand van de inhoud van de verschillende rule bestanden worden logfiles geparsed<text:s/>aan de hand van een gecreëerde reguliere expressie (regex). Deze regex wordt gebruikt<text:s/>om<text:s/>de logfiles te parsen, en als er een match optreedt, zal er een trigger<text:s/>plaatsvinden waarbij er één<text:s/>of meerdere automatische acties<text:s/>uitgevoerd kunnen worden.<text:s/>De hoeveelheid matches die moeten plaatsvinden voor een trigger is afhankelijk van de inhoud van het rule bestand.</text:p>
      <text:p text:style-name="Standaard">De applicatie kan gebruikt worden op elke Linux distributie, dit komt in de requirements verder aan bod.</text:p>
      <text:p text:style-name="P82"/>
      <text:list text:style-name="LFO1" text:continue-numbering="true">
        <text:list-item>
          <text:p text:style-name="P83"><text:bookmark-start text:name="_Toc392098429"/><text:soft-page-break/>Requirements<text:bookmark-end text:name="_Toc392098429"/></text:p>
        </text:list-item>
      </text:list>
      <text:p text:style-name="Standaard"/>
      <text:p text:style-name="Standaard">Onderstaand de requirements nodig voor de applicatie SecMon op een Linux distributie.</text:p>
      <text:p text:style-name="Standaard">Er wordt onderscheidt gemaakt in de requirements voor en zonder web interface. De web<text:s/>interface is namelijk een<text:s/>optioneel. De applicatie werkt ook zonder web interface.</text:p>
      <text:p text:style-name="P84">Zonder web interface:</text:p>
      <text:list text:style-name="LFO9" text:continue-numbering="true">
        <text:list-item>
          <text:p text:style-name="P85">Een Linux Distributie</text:p>
        </text:list-item>
        <text:list-item>
          <text:p text:style-name="P86">Python 2.7</text:p>
        </text:list-item>
      </text:list>
      <text:p text:style-name="P87">Met web interface:</text:p>
      <text:list text:style-name="LFO9" text:continue-numbering="true">
        <text:list-item>
          <text:p text:style-name="P88">Een Linux distributie</text:p>
        </text:list-item>
        <text:list-item>
          <text:p text:style-name="P89">Python 2.7</text:p>
        </text:list-item>
        <text:list-item>
          <text:p text:style-name="P90">Web server (Apache, Nginx)</text:p>
        </text:list-item>
      </text:list>
      <text:p text:style-name="P91">Waarom zijn deze requirements nodig?</text:p>
      <text:p text:style-name="P92">Linux Distributie:</text:p>
      <text:p text:style-name="Geenafstand">De applicatie moet op een besturingssysteem werken en is geprogrammeerd voor Linux. De applicatie is een manier geprogrammeerd dat het niet afhankelijk is van externe modules en is daardoor bruikbaar op een kale Linux distributie met Python 2.7 geïnstalleerd.<text:s/></text:p>
      <text:p text:style-name="Geenafstand"/>
      <text:p text:style-name="P93">Python 2.7</text:p>
      <text:p text:style-name="Geenafstand">Om de applicatie uit te voeren is er een Python interpreter<text:s/>nodig. De applicatie is geschreven zodat het optimaal werkt in Python 2.7.<text:s/>Deze versie van Python is gratis te downloaden van de officiële website van Python.</text:p>
      <text:p text:style-name="Geenafstand"/>
      <text:p text:style-name="P94">Web server (Apache, Nginx)</text:p>
      <text:p text:style-name="Geenafstand">De web interface wordt op een webserver gehost. Het maakt in principe niet uit op welke webserver de web interface draait, zolang er ondersteuning is voor PHP. Apache en Nginx zijn voorbeelden van webserver waarop de web interface gehost kan worden, maar is geen verplichting.</text:p>
      <text:p text:style-name="Geenafstand"/>
      <text:p text:style-name="Geenafstand"/>
      <text:p text:style-name="Standaard"/>
      <text:p text:style-name="Standaard"/>
      <text:p text:style-name="Standaard"/>
      <text:p text:style-name="Standaard"/>
      <text:p text:style-name="Standaard"/>
      <text:p text:style-name="P95"/>
      <text:list text:style-name="LFO1" text:continue-numbering="true">
        <text:list-item>
          <text:p text:style-name="P96"><text:bookmark-start text:name="_Toc392098430"/><text:soft-page-break/>Installatie<text:s/>Linux distributie<text:bookmark-end text:name="_Toc392098430"/></text:p>
        </text:list-item>
      </text:list>
      <text:p text:style-name="Standaard"/>
      <text:p text:style-name="Standaard">Voordat de applicatie op een besturingssysteem kan draaien, moet er allereest een besturingssysteem geïnstalleerd worden.<text:s/>In dit hoofdstuk komt aan bod hoe een Linux distributie geïnstalleerd kan worden.</text:p>
      <text:p text:style-name="Standaard">Er zijn verschillende Linux distributies beschikbaar waarop de applicatie kan functioneren. De applicatie werkt op een kaal systeem met Python 2.7 geïnstalleerd. In principe zou de applicatie dus op de meeste Linux distributies moeten werken.<text:s/></text:p>
      <text:p text:style-name="Standaard"><text:s/>Voor de installaties van een kale Linux distributie wil ik u graag verwijzen naar de<text:s/>officiële<text:s/>sites van de Linux Distributies, waar altijd een handleiding te vinden is van de installatie. Onderstaand een aantal handleiding van populaire Linux distributies:</text:p>
      <text:p text:style-name="P97">Ubuntu Server Edition:</text:p>
      <text:p text:style-name="Geenafstand"><text:a xlink:href="http://www.ubuntu.com/download/server/install-ubuntu-server" office:target-frame-name="_top" xlink:show="replace"><text:span text:style-name="Hyperlink">http://www.ubuntu.com/download/server/install-ubuntu-server</text:span></text:a><text:line-break/></text:p>
      <text:p text:style-name="P98">Red Hat Enterprise 6:</text:p>
      <text:p text:style-name="Geenafstand"><text:a xlink:href="https://access.redhat.com/site/documentation/en-US/Red_Hat_Enterprise_Linux/6/pdf/Installation_Guide/Red_Hat_Enterprise_Linux-6-Installation_Guide-en-US.pdf" office:target-frame-name="_top" xlink:show="replace"><text:span text:style-name="T99">https://access.redhat.com/site/documentation/en-US/Red_Hat_Enterprise_Linux/6/pdf/Installation_Guide/Red_Hat_Enterprise_Linux-6-Installation_Guide-en-US.pdf</text:span></text:a></text:p>
      <text:p text:style-name="P100"/>
      <text:p text:style-name="P101">Gentoo:</text:p>
      <text:p text:style-name="Geenafstand"><text:a xlink:href="https://www.gentoo.org/doc/en/handbook/handbook-x86.xml?part=1" office:target-frame-name="_top" xlink:show="replace"><text:span text:style-name="T102">https://www.gentoo.org/doc/en/handbook/handbook-x86.xml?part=1</text:span></text:a></text:p>
      <text:p text:style-name="P103"/>
      <text:p text:style-name="P104">Debian:</text:p>
      <text:p text:style-name="Geenafstand"><text:a xlink:href="http://www.debian.org/releases/wheezy/i386/ch05.html.en" office:target-frame-name="_top" xlink:show="replace"><text:span text:style-name="T105">http://www.debian.org/releases/wheezy/i386/ch05.html.en</text:span></text:a></text:p>
      <text:p text:style-name="P106"/>
      <text:p text:style-name="Geenafstand">De reden dat bovenstaand links zijn geplaatst naar de officiële handleiding van de<text:s/>betreffende Linux distributies is omdat de applicatie SecMon niet afhankelijk is van een specifieke<text:s/>distributie. Daarnaast is het alleen nodig om een kale Linux distributie te installeren en dat wordt uitgebreid en gedetailleerd<text:s/>beschreven in de officiële handleiding van de verschillende distributies.<text:s/></text:p>
      <text:p text:style-name="Geenafstand"/>
      <text:p text:style-name="P107"/>
      <text:p text:style-name="Geenafstand"/>
      <text:list text:style-name="LFO1" text:continue-numbering="true">
        <text:list-item>
          <text:p text:style-name="P108"><text:bookmark-start text:name="_Toc392098431"/>Installatie van SecMon<text:bookmark-end text:name="_Toc392098431"/></text:p>
        </text:list-item>
      </text:list>
      <text:p text:style-name="Standaard"/>
      <text:p text:style-name="Standaard">Onderstaand de installatie van de applicatie SecMon op een Linux systeem.</text:p>
      <text:p text:style-name="Geenafstand"/>
      <text:p text:style-name="P109">Stap 1:<text:s/></text:p>
      <text:p text:style-name="Geenafstand">Voor de applicatie SecMon is Python 2.7 nodig, deze moet geïnstalleerd worden.<text:s/>Dit is tevens de<text:s/>enige<text:s/>applicatie nodig voor het goed functioneren van SecMon, tenzij er ook gebruikt wordt gemaakt van de<text:s/>web interface. Dan is er een webserver nodig (bijvoorbeeld Apache of Nginx) en daarbij een PHP module.</text:p>
      <text:p text:style-name="Geenafstand"/>
      <text:p text:style-name="P110">Stap 2:</text:p>
      <text:p text:style-name="Geenafstand">Download Python 2.7 op<text:s/><text:a xlink:href="http://www.python.org/ftp/python/2.7.6/Python-2.7.6.tgz" office:target-frame-name="_top" xlink:show="replace"><text:span text:style-name="Hyperlink">www.python.org/ftp/python/2.7.6/Python-2.7.6.tgz</text:span></text:a></text:p>
      <text:p text:style-name="Geenafstand"/>
      <text:p text:style-name="P111">Stap 3:</text:p>
      <text:p text:style-name="Geenafstand">Installeer de 2.7 versie van Python met behulp van de package manager van de gekozen distributie.</text:p>
      <text:p text:style-name="Geenafstand"/>
      <text:p text:style-name="P112">Stap 4:</text:p>
      <text:p text:style-name="Geenafstand">Zet de applicatie op de server, dit kan doormiddel van een git clone of via (s)ftp.</text:p>
      <text:p text:style-name="Geenafstand"/>
      <text:p text:style-name="P113">Stap 5:</text:p>
      <text:p text:style-name="Geenafstand">Kopieer de inhoud van de src map (de mappen core en custom) naar een map op het bestandssysteem. Dit kan bijvoorbeeld /var/secmon zijn.</text:p>
      <text:p text:style-name="Geenafstand"/>
      <text:p text:style-name="P114">Stap 6:</text:p>
      <text:p text:style-name="Geenafstand">De applicatie kan nu gebruikt worden. Wel moet de applicatie nog geconfigureerd worden. Dit wordt in de handleiding beschreven.</text:p>
      <text:p text:style-name="Geenafstand"/>
      <text:p text:style-name="Geenafstand"/>
      <text:p text:style-name="P115"/>
      <text:list text:style-name="LFO1" text:continue-numbering="true">
        <text:list-item>
          <text:p text:style-name="P116"><text:bookmark-start text:name="_Toc392098432"/><text:soft-page-break/>De productieomgeving<text:bookmark-end text:name="_Toc392098432"/></text:p>
        </text:list-item>
      </text:list>
      <text:p text:style-name="Standaard"/>
      <text:p text:style-name="Standaard">De applicatie kan op meerdere machines in een productieomgeving functioneren. Situatie één<text:s/>beschrijft de situatie waarin de applicatie op een apart systeem draait, waarin het aparte systeem functioneert als monitor systeem. De tweede situatie beschrijft de situatie waarin de applicatie draait op de router. De logs van het verkeer kunnen dan op hetzelfde systeem geparsed worden i.p.v. een ander systeem. De voor- en nadelen van beide omgevingen zullen beschreven worden.</text:p>
      <text:p text:style-name="Standaard"/>
      <text:list text:style-name="LFO1" text:continue-numbering="true">
        <text:list-item>
          <text:list>
            <text:list-item>
              <text:p text:style-name="P117"><text:bookmark-start text:name="_Toc392098433"/>Situatie 1:<text:s/>Monitor Systeem<text:bookmark-end text:name="_Toc392098433"/></text:p>
            </text:list-item>
          </text:list>
        </text:list-item>
      </text:list>
      <text:p text:style-name="Standaard"/>
      <text:p text:style-name="Standaard">Het installeren van de applicatie<text:s/>SecMon betekent dat de applicatie op een apart systeem<text:s/>geïnstalleerd wordt.<text:s/>Dit zal waarschijnlijk op een virtuele machine gebeuren, maar kan ook op een fysiek<text:s/>systeem.<text:s/>De opzet is als volgt, de router waar het verkeer in het netwerk binnenkomt, logt het verkeer. Deze logfiles worden uitgelezen of doorgestuurd naar de SecMon applicatie op het andere systeem. De applicatie zal op basis van de inhoud van de logfile een actie ondernemen.</text:p>
      <text:p text:style-name="Standaard"/>
      <text:list text:style-name="LFO1" text:continue-numbering="true">
        <text:list-item>
          <text:list>
            <text:list-item>
              <text:list>
                <text:list-item>
                  <text:p text:style-name="P118"><text:bookmark-start text:name="_Toc392098434"/>Voordelen<text:bookmark-end text:name="_Toc392098434"/></text:p>
                </text:list-item>
              </text:list>
            </text:list-item>
          </text:list>
        </text:list-item>
      </text:list>
      <text:p text:style-name="Standaard"/>
      <text:p text:style-name="Standaard">De voordelen van de bovenstaand beschreven situatie zijn:</text:p>
      <text:list text:style-name="LFO5" text:continue-numbering="true">
        <text:list-item>
          <text:p text:style-name="P119">Afhankelijk van andere processen die draaien op de machine, zullen er mogelijk meer resources beschikbaar zijn voor de applicatie.</text:p>
        </text:list-item>
        <text:list-item>
          <text:p text:style-name="P120">De applicatie draait op een minder kritische omgeving, wat de beheersbaarheid enigszins verhoogt.<text:s/></text:p>
        </text:list-item>
      </text:list>
      <text:p text:style-name="Standaard"/>
      <text:list text:style-name="LFO1" text:continue-numbering="true">
        <text:list-item>
          <text:list>
            <text:list-item>
              <text:list>
                <text:list-item>
                  <text:p text:style-name="P121"><text:bookmark-start text:name="_Toc392098435"/>Nadelen<text:bookmark-end text:name="_Toc392098435"/></text:p>
                </text:list-item>
              </text:list>
            </text:list-item>
          </text:list>
        </text:list-item>
      </text:list>
      <text:p text:style-name="Standaard"/>
      <text:p text:style-name="Standaard">De nadelen van de bovenstaand beschreven situatie zijn:</text:p>
      <text:list text:style-name="LFO6" text:continue-numbering="true">
        <text:list-item>
          <text:p text:style-name="P122">Er is constant verkeer tussen de router en het aparte systeem. Dit verhoogt het netwerkverkeer.</text:p>
        </text:list-item>
        <text:list-item>
          <text:p text:style-name="P123">Afhankelijk van de netwerksnelheid van de omgeving.<text:s/></text:p>
        </text:list-item>
      </text:list>
      <text:p text:style-name="Standaard"/>
      <text:p text:style-name="P124"/>
      <text:list text:style-name="LFO1" text:continue-numbering="true">
        <text:list-item>
          <text:list>
            <text:list-item>
              <text:p text:style-name="P125"><text:bookmark-start text:name="_Toc392098436"/><text:soft-page-break/>Situatie 2: Op een router<text:bookmark-end text:name="_Toc392098436"/></text:p>
            </text:list-item>
          </text:list>
        </text:list-item>
      </text:list>
      <text:p text:style-name="Standaard"/>
      <text:p text:style-name="Standaard">Het installeren van de applicatie SecMon op de router waar het verkeer<text:s/>naar toe gaat<text:s/>is ook een optie. Net als bij de situatie van de applicatie op een ander systeem, heeft ook deze situatie voor-en nadelen. Deze zijn onderstaand beschreven. Het verkeer naar de router toe wordt gelogd in een logfile. De<text:s/>logfile kan uitgelezen<text:s/>worden door de applicatie en kan een actie uitvoeren indien nodig.</text:p>
      <text:p text:style-name="Standaard"/>
      <text:list text:style-name="LFO1" text:continue-numbering="true">
        <text:list-item>
          <text:list>
            <text:list-item>
              <text:list>
                <text:list-item>
                  <text:p text:style-name="P126"><text:bookmark-start text:name="_Toc392098437"/>Voordelen<text:bookmark-end text:name="_Toc392098437"/></text:p>
                </text:list-item>
              </text:list>
            </text:list-item>
          </text:list>
        </text:list-item>
      </text:list>
      <text:p text:style-name="Standaard"/>
      <text:p text:style-name="Standaard">De voordelen van de bovenstaand beschreven situatie zijn:</text:p>
      <text:list text:style-name="LFO7" text:continue-numbering="true">
        <text:list-item>
          <text:p text:style-name="P127">Niet afhankelijk van het doorsturen van informatie vanuit andere systemen.</text:p>
        </text:list-item>
        <text:list-item>
          <text:p text:style-name="P128">Op deze manier wordt er geen extra netwerkverkeer gegenereerd.</text:p>
        </text:list-item>
      </text:list>
      <text:p text:style-name="Standaard"/>
      <text:list text:style-name="LFO1" text:continue-numbering="true">
        <text:list-item>
          <text:list>
            <text:list-item>
              <text:list>
                <text:list-item>
                  <text:p text:style-name="P129"><text:bookmark-start text:name="_Toc392098438"/>Nadelen<text:bookmark-end text:name="_Toc392098438"/></text:p>
                </text:list-item>
              </text:list>
            </text:list-item>
          </text:list>
        </text:list-item>
      </text:list>
      <text:p text:style-name="Standaard"/>
      <text:p text:style-name="Standaard">De nadelen van de bovenstaand beschreven situatie zijn:</text:p>
      <text:list text:style-name="LFO8" text:continue-numbering="true">
        <text:list-item>
          <text:p text:style-name="P130">Mogelijk heeft de applicatie SecMon effect op de beschikbaarheid van<text:s/>resources<text:s/>waardoor er<text:s/>minder resources beschikbaar zijn<text:s/>voor de routing functionaliteit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asian="Times New Roman" fo:color="#5A5A5A" fo:letter-spacing="0.0104in"/>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vaninhoudsopgave" style:display-name="Kop van inhoudsopgave" style:family="paragraph" style:parent-style-name="Kop1" style:next-style-name="Standaard">
      <style:text-properties fo:language="en" fo:country="U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Geenafstand" style:display-name="Geen afstand" style:family="paragraph">
      <style:paragraph-properties fo:margin-bottom="0in" fo:line-height="100%"/>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style:language-asian="nl" style:country-asian="NL"/>
    </style:style>
    <style:style style:name="P3" style:parent-style-name="Voettekst"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0" style:page-layout-name="PL0">
      <style:header>
        <text:p text:style-name="Koptekst"><text:span text:style-name="T2"><draw:frame draw:z-index="251659264" draw:style-name="a0" draw:name="Picture 3" text:anchor-type="paragraph" svg:x="3.64583in" svg:y="-0.17778in" svg:width="3.31281in" svg:height="0.49444in" style:rel-width="scale" style:rel-height="scale"><draw:image xlink:href="media/image1.emf" xlink:type="simple" xlink:show="embed" xlink:actuate="onLoad"/><svg:title/><svg:desc/></draw:frame></text:span></text:p>
      </style:header>
      <style:footer>
        <text:p text:style-name="P3"><text:page-number text:fixed="false">2</text:page-number></text:p>
        <text:p text:style-name="Voetteks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an Druif</meta:initial-creator>
    <dc:creator>Christiaan Druif</dc:creator>
    <meta:creation-date>2014-07-04T08:34:00Z</meta:creation-date>
    <dc:date>2014-07-04T08:34:00Z</dc:date>
    <meta:print-date>2014-07-02T19:05:00Z</meta:print-date>
    <meta:template xlink:href="Normal" xlink:type="simple"/>
    <meta:editing-cycles>2</meta:editing-cycles>
    <meta:editing-duration>PT0S</meta:editing-duration>
    <meta:document-statistic meta:page-count="10" meta:paragraph-count="18" meta:word-count="1439" meta:character-count="9341" meta:row-count="66" meta:non-whitespace-character-count="7920"/>
  </office:meta>
</office:document-meta>
</file>